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26_12-57-47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26_16-09-48_000.jpg</text:p>
          </table:table-cell>
          <table:table-cell table:style-name="ce22" office:value-type="string">
            <text:p>:m RES 1*1 / free# JVEMV6 37#17.A.33_2 / 37. miscs of miscs / 17. natural-history / A. food / id=33:オリーブオイル / topics=~,TH=~,w:オレイン酸；リノール酸 / N+</text:p>
          </table:table-cell>
          <table:table-cell table:style-name="ce4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3]=&quot;&quot;;[.C3];CONCATENATE([.C3];&quot; / &quot;;[.E3]))" office:value-type="string" office:string-value=":m RES 1*1 / free# JVEMV6 37#17.A.33_2 / 37. miscs of miscs / 17. natural-history / A. food / id=33:オリーブオイル / topics=~,TH=~,w:オレイン酸；リノール酸 / N+">
            <text:p>:m RES 1*1 / free# JVEMV6 37#17.A.33_2 / 37. miscs of miscs / 17. natural-history / A. food / id=33:オリーブオイル / topics=~,TH=~,w:オレイン酸；リノール酸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6_18-30-48_000.jpg</text:p>
          </table:table-cell>
          <table:table-cell table:style-name="ce17" office:value-type="string">
            <text:p>:m music / log / jap.flute-bamboo / || s.1:R=1,genr=tips:lowering || s.2:practice:h-4:yuri-up~lowering~back-to-standard \\\ :m music / log / jap.flute-bamboo / || s.1:R=1,genr=how-to:half-notes:third;2-third / N+ \\\ :m music / log / jap.flute / || no-entry</text:p>
          </table:table-cell>
          <table:table-cell table:style-name="ce33"/>
          <table:table-cell table:style-name="ce4"/>
          <table:table-cell table:style-name="ce4" office:value-type="string">
            <text:p>N-35-35-28.49121 E-139-34-49.270019</text:p>
          </table:table-cell>
          <table:table-cell table:style-name="ce34" table:formula="of:=IF([.E4]=&quot;&quot;;[.C4];CONCATENATE([.C4];&quot; / &quot;;[.E4]))" office:value-type="string" office:string-value=":m music / log / jap.flute-bamboo / || s.1:R=1,genr=tips:lowering || s.2:practice:h-4:yuri-up~lowering~back-to-standard \\\ :m music / log / jap.flute-bamboo / || s.1:R=1,genr=how-to:half-notes:third;2-third / N+ \\\ :m music / log / jap.flute / || no-entry">
            <text:p>:m music / log / jap.flute-bamboo / || s.1:R=1,genr=tips:lowering || s.2:practice:h-4:yuri-up~lowering~back-to-standard \\\ :m music / log / jap.flute-bamboo / || s.1:R=1,genr=how-to:half-notes:third;2-third / N+ \\\ :m music / log / jap.flute / || no-entry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6_18-35-34_000.jpg</text:p>
          </table:table-cell>
          <table:table-cell table:style-name="ce17" office:value-type="string">
            <text:p>:bookmemo / 読んだ本 / 『山本七平ライブラリー⑦　ある異常体験者の偏見』 / 著者=山本七平 / 途中　ここまで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5]=&quot;&quot;;[.C5];CONCATENATE([.C5];&quot; / &quot;;[.E5]))" office:value-type="string" office:string-value=":bookmemo / 読んだ本 / 『山本七平ライブラリー⑦　ある異常体験者の偏見』 / 著者=山本七平 / 途中　ここまで">
            <text:p>:bookmemo / 読んだ本 / 『山本七平ライブラリー⑦　ある異常体験者の偏見』 / 著者=山本七平 / 途中　ここまで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26_18-35-39_000.jpg</text:p>
          </table:table-cell>
          <table:table-cell table:style-name="ce17" office:value-type="string">
            <text:p>:bookmemo / 読んだ本 / 『山本七平ライブラリー⑦　ある異常体験者の偏見』 / 著者=山本七平 / 途中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6]=&quot;&quot;;[.C6];CONCATENATE([.C6];&quot; / &quot;;[.E6]))" office:value-type="string" office:string-value=":bookmemo / 読んだ本 / 『山本七平ライブラリー⑦　ある異常体験者の偏見』 / 著者=山本七平 / 途中">
            <text:p>:bookmemo / 読んだ本 / 『山本七平ライブラリー⑦　ある異常体験者の偏見』 / 著者=山本七平 / 途中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26_18-36-09_000.jpg</text:p>
          </table:table-cell>
          <table:table-cell table:style-name="ce17" office:value-type="string">
            <text:p>:bookmemo / 読んだ本 / 『護身HandBook』 / 著者=毛利元貞 / 途中　ここまで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7]=&quot;&quot;;[.C7];CONCATENATE([.C7];&quot; / &quot;;[.E7]))" office:value-type="string" office:string-value=":bookmemo / 読んだ本 / 『護身HandBook』 / 著者=毛利元貞 / 途中　ここまで">
            <text:p>:bookmemo / 読んだ本 / 『護身HandBook』 / 著者=毛利元貞 / 途中　ここまで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26_18-36-14_000.jpg</text:p>
          </table:table-cell>
          <table:table-cell table:style-name="ce17" office:value-type="string">
            <text:p>:bookmemo / 読んだ本 / 『護身HandBook』 / 著者=毛利元貞 / 途中</text:p>
          </table:table-cell>
          <table:table-cell table:style-name="ce17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8]=&quot;&quot;;[.C8];CONCATENATE([.C8];&quot; / &quot;;[.E8]))" office:value-type="string" office:string-value=":bookmemo / 読んだ本 / 『護身HandBook』 / 著者=毛利元貞 / 途中">
            <text:p>:bookmemo / 読んだ本 / 『護身HandBook』 / 著者=毛利元貞 / 途中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6_21-05-59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26_23-54-47_000.jpg</text:p>
          </table:table-cell>
          <table:table-cell table:style-name="ce8" office:value-type="string">
            <text:p>:m music / log / percussion,rythm / item=bottles:3,hitter=chopstick:2,pieces=2-patterns,genr=f-N,section=main</text:p>
          </table:table-cell>
          <table:table-cell table:style-name="ce18"/>
          <table:table-cell table:style-name="ce4"/>
          <table:table-cell table:style-name="ce4" office:value-type="string">
            <text:p>N-35-35-28.450012 E-139-34-49.324951</text:p>
          </table:table-cell>
          <table:table-cell table:style-name="ce34" table:formula="of:=IF([.E10]=&quot;&quot;;[.C10];CONCATENATE([.C10];&quot; / &quot;;[.E10]))" office:value-type="string" office:string-value=":m music / log / percussion,rythm / item=bottles:3,hitter=chopstick:2,pieces=2-patterns,genr=f-N,section=main">
            <text:p>:m music / log / percussion,rythm / item=bottles:3,hitter=chopstick:2,pieces=2-patterns,genr=f-N,section=main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27_00-19-22_000.jpg</text:p>
          </table:table-cell>
          <table:table-cell table:style-name="ce22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11]=&quot;&quot;;[.C11];CONCATENATE([.C11];&quot; / &quot;;[.E11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1-27_00-19-37_000.jpg</text:p>
          </table:table-cell>
          <table:table-cell table:style-name="ce17" office:value-type="string">
            <text:p>:PHOTO 記録 / 経過記録；作ったもの / food=焼酎漬け / material=生姜；liquor=麦焼酎,time=1123-1202,container=pale-green-cap</text:p>
          </table:table-cell>
          <table:table-cell table:style-name="ce17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生姜；liquor=麦焼酎,time=1123-1202,container=pale-green-cap">
            <text:p>:PHOTO 記録 / 経過記録；作ったもの / food=焼酎漬け / material=生姜；liquor=麦焼酎,time=1123-1202,container=pale-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1-27_00-19-46_000.jpg</text:p>
          </table:table-cell>
          <table:table-cell table:style-name="ce17" office:value-type="string">
            <text:p>:PHOTO 記録 / 経過記録；作ったもの / food=焼酎漬け / material=生姜；liquor=麦焼酎,time=1118-1012,container=silver-cap</text:p>
          </table:table-cell>
          <table:table-cell table:style-name="ce17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4" table:formula="of:=IF([.E13]=&quot;&quot;;[.C13];CONCATENATE([.C13];&quot; / &quot;;[.E13]))" office:value-type="string" office:string-value=":PHOTO 記録 / 経過記録；作ったもの / food=焼酎漬け / material=生姜；liquor=麦焼酎,time=1118-1012,container=silver-cap">
            <text:p>:PHOTO 記録 / 経過記録；作ったもの / food=焼酎漬け / material=生姜；liquor=麦焼酎,time=1118-1012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0-11-27_00-19-57_000.jpg</text:p>
          </table:table-cell>
          <table:table-cell table:style-name="ce19" office:value-type="string">
            <text:p>:PHOTO 記録 / 経過記録；作ったもの / food=焼酎漬け / material=生姜；liquor=麦焼酎,time=1123-1202,container=silver-cap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14]=&quot;&quot;;[.C14];CONCATENATE([.C14];&quot; / &quot;;[.E14]))" office:value-type="string" office:string-value=":PHOTO 記録 / 経過記録；作ったもの / food=焼酎漬け / material=生姜；liquor=麦焼酎,time=1123-1202,container=silver-cap">
            <text:p>:PHOTO 記録 / 経過記録；作ったもの / food=焼酎漬け / material=生姜；liquor=麦焼酎,time=1123-1202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0-11-27_00-20-12_000.jpg</text:p>
          </table:table-cell>
          <table:table-cell table:style-name="ce22" office:value-type="string">
            <text:p>:PHOTO 記録 / 経過記録；作ったもの / food=焼酎漬け / material=チャービル；liquor=麦焼酎,time=1110-2321,container=silver-cap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15]=&quot;&quot;;[.C15];CONCATENATE([.C15];&quot; / &quot;;[.E15]))" office:value-type="string" office:string-value=":PHOTO 記録 / 経過記録；作ったもの / food=焼酎漬け / material=チャービル；liquor=麦焼酎,time=1110-2321,container=silver-cap">
            <text:p>:PHOTO 記録 / 経過記録；作ったもの / food=焼酎漬け / material=チャービル；liquor=麦焼酎,time=1110-2321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2020-11-27_00-20-28_000.jpg</text:p>
          </table:table-cell>
          <table:table-cell table:style-name="ce8" office:value-type="string">
            <text:p>:PHOTO 記録 / 経過記録；作ったもの / food=焼酎漬け / material=イタリアンパセリ；liquor=麦焼酎,time=1119-0027,container=silver-cap</text:p>
          </table:table-cell>
          <table:table-cell table:style-name="ce19"/>
          <table:table-cell table:style-name="ce4"/>
          <table:table-cell table:style-name="ce4" office:value-type="string">
            <text:p>N-35-35-28.518676 E-139-34-49.324951</text:p>
          </table:table-cell>
          <table:table-cell table:style-name="ce34" table:formula="of:=IF([.E16]=&quot;&quot;;[.C16];CONCATENATE([.C16];&quot; / &quot;;[.E16]))" office:value-type="string" office:string-value=":PHOTO 記録 / 経過記録；作ったもの / food=焼酎漬け / material=イタリアンパセリ；liquor=麦焼酎,time=1119-0027,container=silver-cap">
            <text:p>:PHOTO 記録 / 経過記録；作ったもの / food=焼酎漬け / material=イタリアンパセリ；liquor=麦焼酎,time=1119-0027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1-27_00-57-43_000.jpg</text:p>
          </table:table-cell>
          <table:table-cell table:style-name="ce8" office:value-type="string">
            <text:p>:PHOTO 記録 / 経過記録；作ったもの / food=焼酎漬け / material=熊笹；liquor=麦焼酎,time=1127-0055,container=silver-cap-mideum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17]=&quot;&quot;;[.C17];CONCATENATE([.C17];&quot; / &quot;;[.E17]))" office:value-type="string" office:string-value=":PHOTO 記録 / 経過記録；作ったもの / food=焼酎漬け / material=熊笹；liquor=麦焼酎,time=1127-0055,container=silver-cap-mideum">
            <text:p>:PHOTO 記録 / 経過記録；作ったもの / food=焼酎漬け / material=熊笹；liquor=麦焼酎,time=1127-0055,container=silver-cap-mideum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1-27_00-57-57_000.jpg</text:p>
          </table:table-cell>
          <table:table-cell table:style-name="ce8" office:value-type="string">
            <text:p>:PHOTO 記録 / 経過記録；作ったもの / food=焼酎漬け / material=唐辛子（輪切り）；liquor=麦焼酎,time=1127-0051,container=silver-cap-mideum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18]=&quot;&quot;;[.C18];CONCATENATE([.C18];&quot; / &quot;;[.E18]))" office:value-type="string" office:string-value=":PHOTO 記録 / 経過記録；作ったもの / food=焼酎漬け / material=唐辛子（輪切り）；liquor=麦焼酎,time=1127-0051,container=silver-cap-mideum">
            <text:p>:PHOTO 記録 / 経過記録；作ったもの / food=焼酎漬け / material=唐辛子（輪切り）；liquor=麦焼酎,time=1127-0051,container=silver-cap-mideum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1-27_00-58-08_000.jpg</text:p>
          </table:table-cell>
          <table:table-cell table:style-name="ce8" office:value-type="string">
            <text:p>:PHOTO 記録 / 経過記録；作ったもの / food=焼酎漬け / material=ニンニク；liquor=麦焼酎:50ml,time=1127-0048,container=silver-cap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19]=&quot;&quot;;[.C19];CONCATENATE([.C19];&quot; / &quot;;[.E19]))" office:value-type="string" office:string-value=":PHOTO 記録 / 経過記録；作ったもの / food=焼酎漬け / material=ニンニク；liquor=麦焼酎:50ml,time=1127-0048,container=silver-cap">
            <text:p>:PHOTO 記録 / 経過記録；作ったもの / food=焼酎漬け / material=ニンニク；liquor=麦焼酎:50ml,time=1127-0048,container=silver-cap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6_16-24-22_000.mp4</text:p>
          </table:table-cell>
          <table:table-cell table:style-name="ce8" office:value-type="string">
            <text:p>:VIDEO / @自室 / 記録 / jap.flute-bamboo / 演奏、play / b-2020-1126-1 / genr=tips:how-to-blow:lowering:h-3;h-5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室 / 記録 / jap.flute-bamboo / 演奏、play / b-2020-1126-1 / genr=tips:how-to-blow:lowering:h-3;h-5">
            <text:p>:VIDEO / @自室 / 記録 / jap.flute-bamboo / 演奏、play / b-2020-1126-1 / genr=tips:how-to-blow:lowering:h-3;h-5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6_16-44-05_000.mp4</text:p>
          </table:table-cell>
          <table:table-cell table:style-name="ce8" office:value-type="string">
            <text:p>:VIDEO / @自室 / 記録 / jap.flute-bamboo / 演奏、play / b-2020-1126-2 / genr=tips:how-to-blow:transition:h-1~&gt;5</text:p>
          </table:table-cell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VIDEO / @自室 / 記録 / jap.flute-bamboo / 演奏、play / b-2020-1126-2 / genr=tips:how-to-blow:transition:h-1~&gt;5">
            <text:p>:VIDEO / @自室 / 記録 / jap.flute-bamboo / 演奏、play / b-2020-1126-2 / genr=tips:how-to-blow:transition:h-1~&gt;5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26_17-55-07_000.mp4</text:p>
          </table:table-cell>
          <table:table-cell table:style-name="ce8" office:value-type="string">
            <text:p>:VIDEO / @自室 / 記録 / jap.flute-bamboo / 演奏、play / b-2020-1126-3 / genr=tips:how-to-blow:half-note:third-wise</text:p>
          </table:table-cell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string" office:string-value=":VIDEO / @自室 / 記録 / jap.flute-bamboo / 演奏、play / b-2020-1126-3 / genr=tips:how-to-blow:half-note:third-wise">
            <text:p>:VIDEO / @自室 / 記録 / jap.flute-bamboo / 演奏、play / b-2020-1126-3 / genr=tips:how-to-blow:half-note:third-wis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26_18-08-40_000.mp4</text:p>
          </table:table-cell>
          <table:table-cell table:style-name="ce8" office:value-type="string">
            <text:p>:VIDEO / @自室 / 記録 / jap.flute-bamboo / 演奏、play / b-2020-1126-4 / genr=tips:how-to-blow:yuri-up:h-1.1</text:p>
          </table:table-cell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string" office:string-value=":VIDEO / @自室 / 記録 / jap.flute-bamboo / 演奏、play / b-2020-1126-4 / genr=tips:how-to-blow:yuri-up:h-1.1">
            <text:p>:VIDEO / @自室 / 記録 / jap.flute-bamboo / 演奏、play / b-2020-1126-4 / genr=tips:how-to-blow:yuri-up:h-1.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26_18-13-17_000.mp4</text:p>
          </table:table-cell>
          <table:table-cell table:style-name="ce8" office:value-type="string">
            <text:p>:VIDEO / @自室 / 記録 / jap.flute-bamboo / 演奏、play / b-2020-1126-5 / genr=tips:how-to-blow:oct-2:h-1~3</text:p>
          </table:table-cell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string" office:string-value=":VIDEO / @自室 / 記録 / jap.flute-bamboo / 演奏、play / b-2020-1126-5 / genr=tips:how-to-blow:oct-2:h-1~3">
            <text:p>:VIDEO / @自室 / 記録 / jap.flute-bamboo / 演奏、play / b-2020-1126-5 / genr=tips:how-to-blow:oct-2:h-1~3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6_18-18-40_000.mp4</text:p>
          </table:table-cell>
          <table:table-cell table:style-name="ce8" office:value-type="string">
            <text:p>:VIDEO / @自室 / 記録 / jap.flute-bamboo / 演奏、play / b-2020-1126-6 / genr=tips:how-to-blow:oct-3:h-1~2</text:p>
          </table:table-cell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string" office:string-value=":VIDEO / @自室 / 記録 / jap.flute-bamboo / 演奏、play / b-2020-1126-6 / genr=tips:how-to-blow:oct-3:h-1~2">
            <text:p>:VIDEO / @自室 / 記録 / jap.flute-bamboo / 演奏、play / b-2020-1126-6 / genr=tips:how-to-blow:oct-3:h-1~2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26_18-24-36_000.mp4</text:p>
          </table:table-cell>
          <table:table-cell table:style-name="ce8" office:value-type="string">
            <text:p>:VIDEO / @自室 / 記録 / jap.flute / 演奏、play / f-2020-1126-1 / tips:how-to-blow:oct-2</text:p>
          </table:table-cell>
          <table:table-cell table:style-name="ce19"/>
          <table:table-cell table:style-name="ce4"/>
          <table:table-cell table:style-name="ce4"/>
          <table:table-cell table:style-name="ce34" table:formula="of:=IF([.E26]=&quot;&quot;;[.C26];CONCATENATE([.C26];&quot; / &quot;;[.E26]))" office:value-type="string" office:string-value=":VIDEO / @自室 / 記録 / jap.flute / 演奏、play / f-2020-1126-1 / tips:how-to-blow:oct-2">
            <text:p>:VIDEO / @自室 / 記録 / jap.flute / 演奏、play / f-2020-1126-1 / tips:how-to-blow:oct-2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26_22-54-45_000.mp4</text:p>
          </table:table-cell>
          <table:table-cell table:style-name="ce18" office:value-type="string">
            <text:p>:VIDEO / @自宅 / メモ / percussion / 演奏、play / c-2020-1126-1 / item=bottles:3,hitter=chopstick:2,pieces=2-patterns,genr=f-N,section=main</text:p>
          </table:table-cell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string" office:string-value=":VIDEO / @自宅 / メモ / percussion / 演奏、play / c-2020-1126-1 / item=bottles:3,hitter=chopstick:2,pieces=2-patterns,genr=f-N,section=main">
            <text:p>:VIDEO / @自宅 / メモ / percussion / 演奏、play / c-2020-1126-1 / item=bottles:3,hitter=chopstick:2,pieces=2-patterns,genr=f-N,section=main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7">2020/11/27</text:date>, <text:time>15:58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27T15:58:42.53</dc:date>
    <dc:creator>iwabuchi ken</dc:creator>
    <meta:editing-duration>P28DT12H40M31S</meta:editing-duration>
    <meta:editing-cycles>10652</meta:editing-cycles>
    <meta:document-statistic meta:table-count="1" meta:cell-count="487" meta:object-count="0"/>
  </office:meta>
</office:document-meta>
</file>